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4ba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4ba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4ba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4ba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4ba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4ba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4ba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4ba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4ba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4ba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4ba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4ba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4ba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4ba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4ba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4ba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4ba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odrigo Alejandro Gomez Maestr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1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5844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amon Antonio Gomez Ord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3620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6.7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6" meta:non-whitespace-character-count="999"/>
    <meta:template xlink:type="simple" xlink:actuate="onRequest" xlink:title="Normal" xlink:href=""/>
  </office:meta>
</office:document-meta>
</file>